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29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8689in"/>
    </style:style>
    <style:style style:name="co5" style:family="table-column">
      <style:table-column-properties fo:break-before="auto" style:column-width="0.4339in"/>
    </style:style>
    <style:style style:name="co6" style:family="table-column">
      <style:table-column-properties fo:break-before="auto" style:column-width="1.1165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516in"/>
    </style:style>
    <style:style style:name="co9" style:family="table-column">
      <style:table-column-properties fo:break-before="auto" style:column-width="0.4382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7138in"/>
    </style:style>
    <style:style style:name="co13" style:family="table-column">
      <style:table-column-properties fo:break-before="auto" style:column-width="0.931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ccccff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0pt" fo:language="en" fo:country="US" style:font-size-asian="10pt" style:font-size-complex="10pt"/>
    </style:style>
    <style:style style:name="ce8" style:family="table-cell" style:parent-style-name="Default" style:data-style-name="N121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22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102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10102">
      <style:table-cell-properties fo:border-bottom="none" fo:border-left="0.99pt solid #000000" fo:border-right="none" fo:border-top="0.99pt solid #000000"/>
    </style:style>
    <style:style style:name="ce33" style:family="table-cell" style:parent-style-name="Pivot_20_Table_20_Value" style:data-style-name="N10102">
      <style:table-cell-properties fo:border-bottom="none" fo:border-left="0.99pt solid #000000" fo:border-right="none" fo:border-top="none"/>
    </style:style>
    <style:style style:name="ce34" style:family="table-cell" style:parent-style-name="Pivot_20_Table_20_Value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10102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Result" style:data-style-name="N10102">
      <style:table-cell-properties fo:border-bottom="2.01pt solid #000000" fo:border-left="0.99pt solid #000000" fo:border-right="none" fo:border-top="0.99pt solid #000000"/>
    </style:style>
    <style:style style:name="ce3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9" style:family="table-cell" style:parent-style-name="Pivot_20_Table_20_Value" style:data-style-name="N10102">
      <style:table-cell-properties fo:border-bottom="none" fo:border-left="none" fo:border-right="none" fo:border-top="0.99pt solid #000000"/>
    </style:style>
    <style:style style:name="ce40" style:family="table-cell" style:parent-style-name="Pivot_20_Table_20_Value" style:data-style-name="N10102"/>
    <style:style style:name="ce41" style:family="table-cell" style:parent-style-name="Pivot_20_Table_20_Value" style:data-style-name="N10102">
      <style:table-cell-properties fo:border-bottom="0.99pt solid #000000" fo:border-left="none" fo:border-right="none" fo:border-top="none"/>
    </style:style>
    <style:style style:name="ce42" style:family="table-cell" style:parent-style-name="Pivot_20_Table_20_Result" style:data-style-name="N10102">
      <style:table-cell-properties fo:border-bottom="2.01pt solid #000000" fo:border-left="none" fo:border-right="none" fo:border-top="0.99pt solid #000000"/>
    </style:style>
    <style:style style:name="ce43" style:family="table-cell" style:parent-style-name="Pivot_20_Table_20_Value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10102">
      <style:table-cell-properties fo:border-bottom="none" fo:border-left="none" fo:border-right="0.99pt solid #000000" fo:border-top="0.99pt solid #000000"/>
    </style:style>
    <style:style style:name="ce45" style:family="table-cell" style:parent-style-name="Pivot_20_Table_20_Value" style:data-style-name="N10102">
      <style:table-cell-properties fo:border-bottom="none" fo:border-left="none" fo:border-right="0.99pt solid #000000" fo:border-top="none"/>
    </style:style>
    <style:style style:name="ce4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7" style:family="table-cell" style:parent-style-name="Pivot_20_Table_20_Result" style:data-style-name="N10102">
      <style:table-cell-properties fo:border-bottom="2.01pt solid #000000" fo:border-left="none" fo:border-right="0.99pt solid #000000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Result" style:data-style-name="N10102">
      <style:table-cell-properties fo:border-bottom="none" fo:border-left="0.99pt solid #000000" fo:border-right="2.01pt solid #000000" fo:border-top="0.99pt solid #000000"/>
    </style:style>
    <style:style style:name="ce77" style:family="table-cell" style:parent-style-name="Pivot_20_Table_20_Result" style:data-style-name="N10102">
      <style:table-cell-properties fo:border-bottom="none" fo:border-left="0.99pt solid #000000" fo:border-right="2.01pt solid #000000" fo:border-top="none"/>
    </style:style>
    <style:style style:name="ce78" style:family="table-cell" style:parent-style-name="Pivot_20_Table_20_Result" style:data-style-name="N10102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Pivot_20_Table_20_Result" style:data-style-name="N10102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whole-number() and cell-content()=0" table:allow-empty-cell="true" table:base-cell-address="'Data Sheet'.A1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Data 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9"/>
        <table:table-column table:style-name="co9" table:default-cell-style-name="ce2"/>
        <table:table-column table:style-name="co10" table:default-cell-style-name="ce2"/>
        <table:table-column table:style-name="co11" table:default-cell-style-name="ce1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From:</text:p>
          </table:table-cell>
          <table:table-cell office:value-type="string" calcext:value-type="string">
            <text:p>https://thefrugalcomputerguy.com/seriespg.php?ser=10</text:p>
          </table:table-cell>
          <table:table-cell table:number-columns-repeated="4"/>
          <table:table-cell office:value-type="string" calcext:value-type="string">
            <text:p>Group11 Video 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First Name</text:p>
          </table:table-cell>
          <table:table-cell table:style-name="ce5" office:value-type="string" calcext:value-type="string">
            <text:p>Birthday</text:p>
          </table:table-cell>
          <table:table-cell table:style-name="ce5" office:value-type="string" calcext:value-type="string">
            <text:p>Age</text:p>
          </table:table-cell>
          <table:table-cell table:style-name="ce8" office:value-type="string" calcext:value-type="string">
            <text:p>Phone number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10" office:value-type="string" calcext:value-type="string">
            <text:p>state</text:p>
          </table:table-cell>
          <table:table-cell table:style-name="ce11" office:value-type="string" calcext:value-type="string">
            <text:p>zi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ocation</text:p>
          </table:table-cell>
          <table:table-cell table:style-name="ce10" office:value-type="string" calcext:value-type="string">
            <text:p>Salar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aylor</text:p>
          </table:table-cell>
          <table:table-cell office:value-type="string" calcext:value-type="string">
            <text:p>Mark</text:p>
          </table:table-cell>
          <table:table-cell table:style-name="ce6" office:value-type="date" office:date-value="1969-08-30" calcext:value-type="date">
            <text:p>08/30/1969</text:p>
          </table:table-cell>
          <table:table-cell table:style-name="ce7" table:formula="of:=(TODAY()-[.D5])/365.25" office:value-type="float" office:value="51.6741957563313" calcext:value-type="float">
            <text:p>52</text:p>
          </table:table-cell>
          <table:table-cell table:style-name="ce4" office:value-type="float" office:value="5055552839" calcext:value-type="float">
            <text:p>(505) 555-2839</text:p>
          </table:table-cell>
          <table:table-cell table:style-name="ce2" office:value-type="string" calcext:value-type="string">
            <text:p>3957 Willow</text:p>
          </table:table-cell>
          <table:table-cell table:style-name="ce2" office:value-type="string" calcext:value-type="string">
            <text:p>Georgetown</text:p>
          </table:table-cell>
          <table:table-cell table:style-name="ce1" office:value-type="string" calcext:value-type="string">
            <text:p>MI</text:p>
          </table:table-cell>
          <table:table-cell table:style-name="ce9" table:content-validation-name="val1" office:value-type="float" office:value="4317" calcext:value-type="float">
            <text:p>0431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2" office:value-type="currency" office:currency="USD" office:value="43000" calcext:value-type="currency">
            <text:p>$4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illiams</text:p>
          </table:table-cell>
          <table:table-cell office:value-type="string" calcext:value-type="string">
            <text:p>Michael</text:p>
          </table:table-cell>
          <table:table-cell table:style-name="ce6" office:value-type="date" office:date-value="1966-05-08" calcext:value-type="date">
            <text:p>05/08/1966</text:p>
          </table:table-cell>
          <table:table-cell table:style-name="ce7" table:formula="of:=(TODAY()-[.D6])/365.25" office:value-type="float" office:value="54.9869952087611" calcext:value-type="float">
            <text:p>55</text:p>
          </table:table-cell>
          <table:table-cell table:style-name="ce4" office:value-type="float" office:value="2125551234" calcext:value-type="float">
            <text:p>(212) 555-1234</text:p>
          </table:table-cell>
          <table:table-cell table:style-name="ce2" office:value-type="string" calcext:value-type="string">
            <text:p>35123 Main st.</text:p>
          </table:table-cell>
          <table:table-cell table:style-name="ce2" office:value-type="string" calcext:value-type="string">
            <text:p>Springfield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12345" calcext:value-type="float">
            <text:p>12345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vis</text:p>
          </table:table-cell>
          <table:table-cell office:value-type="string" calcext:value-type="string">
            <text:p>Richard</text:p>
          </table:table-cell>
          <table:table-cell table:style-name="ce6" office:value-type="date" office:date-value="1981-03-03" calcext:value-type="date">
            <text:p>03/03/1981</text:p>
          </table:table-cell>
          <table:table-cell table:style-name="ce7" table:formula="of:=(TODAY()-[.D7])/365.25" office:value-type="float" office:value="40.1670088980151" calcext:value-type="float">
            <text:p>40</text:p>
          </table:table-cell>
          <table:table-cell table:style-name="ce4" office:value-type="float" office:value="8585553053" calcext:value-type="float">
            <text:p>(858) 555-3053</text:p>
          </table:table-cell>
          <table:table-cell table:style-name="ce2" office:value-type="string" calcext:value-type="string">
            <text:p>3837 Ash</text:p>
          </table:table-cell>
          <table:table-cell table:style-name="ce2" office:value-type="string" calcext:value-type="string">
            <text:p>Fairview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35829" calcext:value-type="float">
            <text:p>35829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54000" calcext:value-type="currency">
            <text:p>$5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lizabeth</text:p>
          </table:table-cell>
          <table:table-cell table:style-name="ce6" office:value-type="date" office:date-value="1990-10-28" calcext:value-type="date">
            <text:p>10/28/1990</text:p>
          </table:table-cell>
          <table:table-cell table:style-name="ce7" table:formula="of:=(TODAY()-[.D8])/365.25" office:value-type="float" office:value="30.5133470225873" calcext:value-type="float">
            <text:p>31</text:p>
          </table:table-cell>
          <table:table-cell table:style-name="ce4" office:value-type="float" office:value="9715555758" calcext:value-type="float">
            <text:p>(971) 555-5758</text:p>
          </table:table-cell>
          <table:table-cell table:style-name="ce2" office:value-type="string" calcext:value-type="string">
            <text:p>1323 Chestnut</text:p>
          </table:table-cell>
          <table:table-cell table:style-name="ce2" office:value-type="string" calcext:value-type="string">
            <text:p>Oxford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2304" calcext:value-type="float">
            <text:p>02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28000" calcext:value-type="currency">
            <text:p>$28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David</text:p>
          </table:table-cell>
          <table:table-cell table:style-name="ce6" office:value-type="date" office:date-value="1955-09-09" calcext:value-type="date">
            <text:p>09/09/1955</text:p>
          </table:table-cell>
          <table:table-cell table:style-name="ce7" table:formula="of:=(TODAY()-[.D9])/365.25" office:value-type="float" office:value="65.6481861738535" calcext:value-type="float">
            <text:p>66</text:p>
          </table:table-cell>
          <table:table-cell table:style-name="ce4" office:value-type="float" office:value="2125553053" calcext:value-type="float">
            <text:p>(212) 555-3053</text:p>
          </table:table-cell>
          <table:table-cell table:style-name="ce2" office:value-type="string" calcext:value-type="string">
            <text:p>2347 Mahogany</text:p>
          </table:table-cell>
          <table:table-cell table:style-name="ce2" office:value-type="string" calcext:value-type="string">
            <text:p>Salem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60000" calcext:value-type="currency">
            <text:p>$60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e</text:p>
          </table:table-cell>
          <table:table-cell office:value-type="string" calcext:value-type="string">
            <text:p>Donna</text:p>
          </table:table-cell>
          <table:table-cell table:style-name="ce6" office:value-type="date" office:date-value="1950-12-14" calcext:value-type="date">
            <text:p>12/14/1950</text:p>
          </table:table-cell>
          <table:table-cell table:style-name="ce7" table:formula="of:=(TODAY()-[.D10])/365.25" office:value-type="float" office:value="70.3846680355921" calcext:value-type="float">
            <text:p>70</text:p>
          </table:table-cell>
          <table:table-cell table:style-name="ce4" office:value-type="float" office:value="5155558963" calcext:value-type="float">
            <text:p>(515) 555-8963</text:p>
          </table:table-cell>
          <table:table-cell table:style-name="ce2" office:value-type="string" calcext:value-type="string">
            <text:p>73621 Gum</text:p>
          </table:table-cell>
          <table:table-cell table:style-name="ce2" office:value-type="string" calcext:value-type="string">
            <text:p>Kingston</text:p>
          </table:table-cell>
          <table:table-cell table:style-name="ce1" office:value-type="string" calcext:value-type="string">
            <text:p>MI</text:p>
          </table:table-cell>
          <table:table-cell table:style-name="ce9" office:value-type="float" office:value="43117" calcext:value-type="float">
            <text:p>4311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2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pez</text:p>
          </table:table-cell>
          <table:table-cell office:value-type="string" calcext:value-type="string">
            <text:p>Kenneth</text:p>
          </table:table-cell>
          <table:table-cell table:style-name="ce6" office:value-type="date" office:date-value="1983-04-08" calcext:value-type="date">
            <text:p>04/08/1983</text:p>
          </table:table-cell>
          <table:table-cell table:style-name="ce7" table:formula="of:=(TODAY()-[.D11])/365.25" office:value-type="float" office:value="38.0698151950719" calcext:value-type="float">
            <text:p>38</text:p>
          </table:table-cell>
          <table:table-cell table:style-name="ce4" office:value-type="float" office:value="8705552035" calcext:value-type="float">
            <text:p>(870) 555-2035</text:p>
          </table:table-cell>
          <table:table-cell table:style-name="ce2" office:value-type="string" calcext:value-type="string">
            <text:p>19257 Hawthorne</text:p>
          </table:table-cell>
          <table:table-cell table:style-name="ce2" office:value-type="string" calcext:value-type="string">
            <text:p>Oakland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73000" calcext:value-type="currency">
            <text:p>$7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table:style-name="ce6" office:value-type="date" office:date-value="1975-02-02" calcext:value-type="date">
            <text:p>02/02/1975</text:p>
          </table:table-cell>
          <table:table-cell table:style-name="ce7" table:formula="of:=(TODAY()-[.D12])/365.25" office:value-type="float" office:value="46.2477754962355" calcext:value-type="float">
            <text:p>46</text:p>
          </table:table-cell>
          <table:table-cell table:style-name="ce4" office:value-type="float" office:value="7545552341" calcext:value-type="float">
            <text:p>(754) 555-2341</text:p>
          </table:table-cell>
          <table:table-cell table:style-name="ce2" office:value-type="string" calcext:value-type="string">
            <text:p>926 Cherry</text:p>
          </table:table-cell>
          <table:table-cell table:style-name="ce2" office:value-type="string" calcext:value-type="string">
            <text:p>Greenville</text:p>
          </table:table-cell>
          <table:table-cell table:style-name="ce1" office:value-type="string" calcext:value-type="string">
            <text:p>MI</text:p>
          </table:table-cell>
          <table:table-cell table:style-name="ce9" office:value-type="float" office:value="36216" calcext:value-type="float">
            <text:p>36216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Detroit</text:p>
          </table:table-cell>
          <table:table-cell table:style-name="ce12" office:value-type="currency" office:currency="USD" office:value="72000" calcext:value-type="currency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driguez</text:p>
          </table:table-cell>
          <table:table-cell office:value-type="string" calcext:value-type="string">
            <text:p>Lisa</text:p>
          </table:table-cell>
          <table:table-cell table:style-name="ce6" office:value-type="date" office:date-value="1963-12-23" calcext:value-type="date">
            <text:p>12/23/1963</text:p>
          </table:table-cell>
          <table:table-cell table:style-name="ce7" table:formula="of:=(TODAY()-[.D13])/365.25" office:value-type="float" office:value="57.3607118412047" calcext:value-type="float">
            <text:p>57</text:p>
          </table:table-cell>
          <table:table-cell table:style-name="ce4" office:value-type="float" office:value="2895351135" calcext:value-type="float">
            <text:p>(289) 535-1135</text:p>
          </table:table-cell>
          <table:table-cell table:style-name="ce2" office:value-type="string" calcext:value-type="string">
            <text:p>838 Elm</text:p>
          </table:table-cell>
          <table:table-cell table:style-name="ce2" office:value-type="string" calcext:value-type="string">
            <text:p>Riverside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20304" calcext:value-type="float">
            <text:p>20304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71000" calcext:value-type="currency">
            <text:p>$71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rson</text:p>
          </table:table-cell>
          <table:table-cell office:value-type="string" calcext:value-type="string">
            <text:p>Patricia</text:p>
          </table:table-cell>
          <table:table-cell table:style-name="ce6" office:value-type="date" office:date-value="1960-07-07" calcext:value-type="date">
            <text:p>07/07/1960</text:p>
          </table:table-cell>
          <table:table-cell table:style-name="ce7" table:formula="of:=(TODAY()-[.D14])/365.25" office:value-type="float" office:value="60.8213552361396" calcext:value-type="float">
            <text:p>61</text:p>
          </table:table-cell>
          <table:table-cell table:style-name="ce4" office:value-type="float" office:value="4155530654" calcext:value-type="float">
            <text:p>(415) 553-0654</text:p>
          </table:table-cell>
          <table:table-cell table:style-name="ce2" office:value-type="string" calcext:value-type="string">
            <text:p>6938 Pine</text:p>
          </table:table-cell>
          <table:table-cell table:style-name="ce2" office:value-type="string" calcext:value-type="string">
            <text:p>Arlington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68499" calcext:value-type="float">
            <text:p>68499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33000" calcext:value-type="currency">
            <text:p>$3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ams</text:p>
          </table:table-cell>
          <table:table-cell office:value-type="string" calcext:value-type="string">
            <text:p>Brian</text:p>
          </table:table-cell>
          <table:table-cell table:style-name="ce6" office:value-type="date" office:date-value="1973-05-16" calcext:value-type="date">
            <text:p>05/16/1973</text:p>
          </table:table-cell>
          <table:table-cell table:style-name="ce7" table:formula="of:=(TODAY()-[.D15])/365.25" office:value-type="float" office:value="47.9644079397673" calcext:value-type="float">
            <text:p>48</text:p>
          </table:table-cell>
          <table:table-cell table:style-name="ce4" office:value-type="float" office:value="3375553054" calcext:value-type="float">
            <text:p>(337) 555-3054</text:p>
          </table:table-cell>
          <table:table-cell table:style-name="ce2" office:value-type="string" calcext:value-type="string">
            <text:p>3485 Hickory</text:p>
          </table:table-cell>
          <table:table-cell table:style-name="ce2" office:value-type="string" calcext:value-type="string">
            <text:p>Farmington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30267" calcext:value-type="float">
            <text:p>30267</text:p>
          </table:table-cell>
          <table:table-cell table:style-name="ce2"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39000" calcext:value-type="currency">
            <text:p>$39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right</text:p>
          </table:table-cell>
          <table:table-cell office:value-type="string" calcext:value-type="string">
            <text:p>George</text:p>
          </table:table-cell>
          <table:table-cell table:style-name="ce6" office:value-type="date" office:date-value="1986-04-05" calcext:value-type="date">
            <text:p>04/05/1986</text:p>
          </table:table-cell>
          <table:table-cell table:style-name="ce7" table:formula="of:=(TODAY()-[.D16])/365.25" office:value-type="float" office:value="35.0773442847365" calcext:value-type="float">
            <text:p>35</text:p>
          </table:table-cell>
          <table:table-cell table:style-name="ce4" office:value-type="float" office:value="9135553053" calcext:value-type="float">
            <text:p>(913) 555-3053</text:p>
          </table:table-cell>
          <table:table-cell table:style-name="ce2" office:value-type="string" calcext:value-type="string">
            <text:p>3713 Walnut</text:p>
          </table:table-cell>
          <table:table-cell table:style-name="ce2" office:value-type="string" calcext:value-type="string">
            <text:p>Centerville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36216" calcext:value-type="float">
            <text:p>36216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53000" calcext:value-type="currency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Helen</text:p>
          </table:table-cell>
          <table:table-cell table:style-name="ce6" office:value-type="date" office:date-value="1984-11-02" calcext:value-type="date">
            <text:p>11/02/1984</text:p>
          </table:table-cell>
          <table:table-cell table:style-name="ce7" table:formula="of:=(TODAY()-[.D17])/365.25" office:value-type="float" office:value="36.498288843258" calcext:value-type="float">
            <text:p>36</text:p>
          </table:table-cell>
          <table:table-cell table:style-name="ce4" office:value-type="float" office:value="8185557141" calcext:value-type="float">
            <text:p>(818) 555-7141</text:p>
          </table:table-cell>
          <table:table-cell table:style-name="ce2" office:value-type="string" calcext:value-type="string">
            <text:p>9789 Redwood</text:p>
          </table:table-cell>
          <table:table-cell table:style-name="ce2" office:value-type="string" calcext:value-type="string">
            <text:p>Dayt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68499" calcext:value-type="float">
            <text:p>68499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64000" calcext:value-type="currency">
            <text:p>$6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table:style-name="ce6" office:value-type="date" office:date-value="1945-11-08" calcext:value-type="date">
            <text:p>11/08/1945</text:p>
          </table:table-cell>
          <table:table-cell table:style-name="ce7" table:formula="of:=(TODAY()-[.D18])/365.25" office:value-type="float" office:value="75.482546201232" calcext:value-type="float">
            <text:p>75</text:p>
          </table:table-cell>
          <table:table-cell table:style-name="ce4" office:value-type="float" office:value="1235551234" calcext:value-type="float">
            <text:p>(123) 555-1234</text:p>
          </table:table-cell>
          <table:table-cell table:style-name="ce2" office:value-type="string" calcext:value-type="string">
            <text:p>123 Maple</text:p>
          </table:table-cell>
          <table:table-cell table:style-name="ce2" office:value-type="string" calcext:value-type="string">
            <text:p>Franklin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4317" calcext:value-type="float">
            <text:p>0431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ore</text:p>
          </table:table-cell>
          <table:table-cell office:value-type="string" calcext:value-type="string">
            <text:p>Joseph</text:p>
          </table:table-cell>
          <table:table-cell table:style-name="ce6" office:value-type="date" office:date-value="1979-10-13" calcext:value-type="date">
            <text:p>10/13/1979</text:p>
          </table:table-cell>
          <table:table-cell table:style-name="ce7" table:formula="of:=(TODAY()-[.D19])/365.25" office:value-type="float" office:value="41.555099247091" calcext:value-type="float">
            <text:p>42</text:p>
          </table:table-cell>
          <table:table-cell table:style-name="ce4" office:value-type="float" office:value="6615551234" calcext:value-type="float">
            <text:p>(661) 555-1234</text:p>
          </table:table-cell>
          <table:table-cell table:style-name="ce2" office:value-type="string" calcext:value-type="string">
            <text:p>3950 Dogwood</text:p>
          </table:table-cell>
          <table:table-cell table:style-name="ce2" office:value-type="string" calcext:value-type="string">
            <text:p>Washingt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30267" calcext:value-type="float">
            <text:p>3026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26000" calcext:value-type="currency">
            <text:p>$2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binson</text:p>
          </table:table-cell>
          <table:table-cell office:value-type="string" calcext:value-type="string">
            <text:p>Karen</text:p>
          </table:table-cell>
          <table:table-cell table:style-name="ce6" office:value-type="date" office:date-value="1981-08-25" calcext:value-type="date">
            <text:p>08/25/1981</text:p>
          </table:table-cell>
          <table:table-cell table:style-name="ce7" table:formula="of:=(TODAY()-[.D20])/365.25" office:value-type="float" office:value="39.6878850102669" calcext:value-type="float">
            <text:p>40</text:p>
          </table:table-cell>
          <table:table-cell table:style-name="ce4" office:value-type="float" office:value="3105552360" calcext:value-type="float">
            <text:p>(310) 555-2360</text:p>
          </table:table-cell>
          <table:table-cell table:style-name="ce2" office:value-type="string" calcext:value-type="string">
            <text:p>98342 Juniper</text:p>
          </table:table-cell>
          <table:table-cell table:style-name="ce2" office:value-type="string" calcext:value-type="string">
            <text:p>Lexingt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12345" calcext:value-type="float">
            <text:p>12345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wis</text:p>
          </table:table-cell>
          <table:table-cell office:value-type="string" calcext:value-type="string">
            <text:p>Sandra</text:p>
          </table:table-cell>
          <table:table-cell table:style-name="ce6" office:value-type="date" office:date-value="1984-11-18" calcext:value-type="date">
            <text:p>11/18/1984</text:p>
          </table:table-cell>
          <table:table-cell table:style-name="ce7" table:formula="of:=(TODAY()-[.D21])/365.25" office:value-type="float" office:value="36.4544832306639" calcext:value-type="float">
            <text:p>36</text:p>
          </table:table-cell>
          <table:table-cell table:style-name="ce4" office:value-type="float" office:value="6235550303" calcext:value-type="float">
            <text:p>(623) 555-0303</text:p>
          </table:table-cell>
          <table:table-cell table:style-name="ce2" office:value-type="string" calcext:value-type="string">
            <text:p>2390 Sumac</text:p>
          </table:table-cell>
          <table:table-cell table:style-name="ce2" office:value-type="string" calcext:value-type="string">
            <text:p>Cleveland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35167" calcext:value-type="float">
            <text:p>35167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ll</text:p>
          </table:table-cell>
          <table:table-cell office:value-type="string" calcext:value-type="string">
            <text:p>Steven</text:p>
          </table:table-cell>
          <table:table-cell table:style-name="ce6" office:value-type="date" office:date-value="1971-11-07" calcext:value-type="date">
            <text:p>11/07/1971</text:p>
          </table:table-cell>
          <table:table-cell table:style-name="ce7" table:formula="of:=(TODAY()-[.D22])/365.25" office:value-type="float" office:value="49.4866529774127" calcext:value-type="float">
            <text:p>49</text:p>
          </table:table-cell>
          <table:table-cell table:style-name="ce4" office:value-type="float" office:value="3375553902" calcext:value-type="float">
            <text:p>(337) 555-3902</text:p>
          </table:table-cell>
          <table:table-cell table:style-name="ce2" office:value-type="string" calcext:value-type="string">
            <text:p>39593 Cork</text:p>
          </table:table-cell>
          <table:table-cell table:style-name="ce2" office:value-type="string" calcext:value-type="string">
            <text:p>Dover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35829" calcext:value-type="float">
            <text:p>35829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ark</text:p>
          </table:table-cell>
          <table:table-cell office:value-type="string" calcext:value-type="string">
            <text:p>Nancy</text:p>
          </table:table-cell>
          <table:table-cell table:style-name="ce6" office:value-type="date" office:date-value="1978-10-03" calcext:value-type="date">
            <text:p>10/03/1978</text:p>
          </table:table-cell>
          <table:table-cell table:style-name="ce7" table:formula="of:=(TODAY()-[.D23])/365.25" office:value-type="float" office:value="42.5817932922656" calcext:value-type="float">
            <text:p>43</text:p>
          </table:table-cell>
          <table:table-cell table:style-name="ce4" office:value-type="float" office:value="9075559503" calcext:value-type="float">
            <text:p>(907) 555-9503</text:p>
          </table:table-cell>
          <table:table-cell table:style-name="ce2" office:value-type="string" calcext:value-type="string">
            <text:p>3653 Magnolia</text:p>
          </table:table-cell>
          <table:table-cell table:style-name="ce2" office:value-type="string" calcext:value-type="string">
            <text:p>Milford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36216" calcext:value-type="float">
            <text:p>36216</text:p>
          </table:table-cell>
          <table:table-cell table:style-name="ce2" office:value-type="string" calcext:value-type="string">
            <text:p>IT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lker</text:p>
          </table:table-cell>
          <table:table-cell office:value-type="string" calcext:value-type="string">
            <text:p>Ruth</text:p>
          </table:table-cell>
          <table:table-cell table:style-name="ce6" office:value-type="date" office:date-value="1959-11-14" calcext:value-type="date">
            <text:p>11/14/1959</text:p>
          </table:table-cell>
          <table:table-cell table:style-name="ce7" table:formula="of:=(TODAY()-[.D24])/365.25" office:value-type="float" office:value="61.4674880219028" calcext:value-type="float">
            <text:p>61</text:p>
          </table:table-cell>
          <table:table-cell table:style-name="ce4" office:value-type="float" office:value="7015550313" calcext:value-type="float">
            <text:p>(701) 555-0313</text:p>
          </table:table-cell>
          <table:table-cell table:style-name="ce2" office:value-type="string" calcext:value-type="string">
            <text:p>1218 Beech</text:p>
          </table:table-cell>
          <table:table-cell table:style-name="ce2" office:value-type="string" calcext:value-type="string">
            <text:p>Hudson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68499" calcext:value-type="float">
            <text:p>68499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55000" calcext:value-type="currency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ompson</text:p>
          </table:table-cell>
          <table:table-cell office:value-type="string" calcext:value-type="string">
            <text:p>Donald</text:p>
          </table:table-cell>
          <table:table-cell table:style-name="ce6" office:value-type="date" office:date-value="1961-03-13" calcext:value-type="date">
            <text:p>03/13/1961</text:p>
          </table:table-cell>
          <table:table-cell table:style-name="ce7" table:formula="of:=(TODAY()-[.D25])/365.25" office:value-type="float" office:value="60.1396303901437" calcext:value-type="float">
            <text:p>60</text:p>
          </table:table-cell>
          <table:table-cell table:style-name="ce4" office:value-type="float" office:value="5015558492" calcext:value-type="float">
            <text:p>(501) 555-8492</text:p>
          </table:table-cell>
          <table:table-cell table:style-name="ce2" office:value-type="string" calcext:value-type="string">
            <text:p>11284 Cottenwood</text:p>
          </table:table-cell>
          <table:table-cell table:style-name="ce2" office:value-type="string" calcext:value-type="string">
            <text:p>Milton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30267" calcext:value-type="float">
            <text:p>30267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36000" calcext:value-type="currency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dward</text:p>
          </table:table-cell>
          <table:table-cell table:style-name="ce6" office:value-type="date" office:date-value="1984-09-15" calcext:value-type="date">
            <text:p>09/15/1984</text:p>
          </table:table-cell>
          <table:table-cell table:style-name="ce7" table:formula="of:=(TODAY()-[.D26])/365.25" office:value-type="float" office:value="36.6297056810404" calcext:value-type="float">
            <text:p>37</text:p>
          </table:table-cell>
          <table:table-cell table:style-name="ce4" office:value-type="float" office:value="9035555353" calcext:value-type="float">
            <text:p>(903) 555-5353</text:p>
          </table:table-cell>
          <table:table-cell table:style-name="ce2" office:value-type="string" calcext:value-type="string">
            <text:p>5555 Tree</text:p>
          </table:table-cell>
          <table:table-cell table:style-name="ce2" office:value-type="string" calcext:value-type="string">
            <text:p>Newport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38596" calcext:value-type="float">
            <text:p>38596</text:p>
          </table:table-cell>
          <table:table-cell table:style-name="ce2" office:value-type="string" calcext:value-type="string">
            <text:p>Management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53000" calcext:value-type="currency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l</text:p>
          </table:table-cell>
          <table:table-cell office:value-type="string" calcext:value-type="string">
            <text:p>Sharon</text:p>
          </table:table-cell>
          <table:table-cell table:style-name="ce6" office:value-type="date" office:date-value="1989-09-10" calcext:value-type="date">
            <text:p>09/10/1989</text:p>
          </table:table-cell>
          <table:table-cell table:style-name="ce7" table:formula="of:=(TODAY()-[.D27])/365.25" office:value-type="float" office:value="31.6440793976728" calcext:value-type="float">
            <text:p>32</text:p>
          </table:table-cell>
          <table:table-cell table:style-name="ce4" office:value-type="float" office:value="2125559305" calcext:value-type="float">
            <text:p>(212) 555-9305</text:p>
          </table:table-cell>
          <table:table-cell table:style-name="ce2" office:value-type="string" calcext:value-type="string">
            <text:p>395 Fir</text:p>
          </table:table-cell>
          <table:table-cell table:style-name="ce2" office:value-type="string" calcext:value-type="string">
            <text:p>Winchester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42134" calcext:value-type="float">
            <text:p>42134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61000" calcext:value-type="currency">
            <text:p>$61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Mark</text:p>
          </table:table-cell>
          <table:table-cell table:style-name="ce6" office:value-type="date" office:date-value="1971-03-15" calcext:value-type="date">
            <text:p>03/15/1971</text:p>
          </table:table-cell>
          <table:table-cell table:style-name="ce7" table:formula="of:=(TODAY()-[.D28])/365.25" office:value-type="float" office:value="50.135523613963" calcext:value-type="float">
            <text:p>50</text:p>
          </table:table-cell>
          <table:table-cell table:style-name="ce4" office:value-type="float" office:value="9185553905" calcext:value-type="float">
            <text:p>(918) 555-3905</text:p>
          </table:table-cell>
          <table:table-cell table:style-name="ce2" office:value-type="string" calcext:value-type="string">
            <text:p>8743 Poplar</text:p>
          </table:table-cell>
          <table:table-cell table:style-name="ce2" office:value-type="string" calcext:value-type="string">
            <text:p>Jacks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38596" calcext:value-type="float">
            <text:p>38596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40000" calcext:value-type="currency">
            <text:p>$40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Daniel</text:p>
          </table:table-cell>
          <table:table-cell table:style-name="ce6" office:value-type="date" office:date-value="1954-11-10" calcext:value-type="date">
            <text:p>11/10/1954</text:p>
          </table:table-cell>
          <table:table-cell table:style-name="ce7" table:formula="of:=(TODAY()-[.D29])/365.25" office:value-type="float" office:value="66.4777549623546" calcext:value-type="float">
            <text:p>66</text:p>
          </table:table-cell>
          <table:table-cell table:style-name="ce4" office:value-type="float" office:value="8065552953" calcext:value-type="float">
            <text:p>(806) 555-2953</text:p>
          </table:table-cell>
          <table:table-cell table:style-name="ce2" office:value-type="string" calcext:value-type="string">
            <text:p>1134 Pinacceae</text:p>
          </table:table-cell>
          <table:table-cell table:style-name="ce2" office:value-type="string" calcext:value-type="string">
            <text:p>Clayton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35829" calcext:value-type="float">
            <text:p>35829</text:p>
          </table:table-cell>
          <table:table-cell table:style-name="ce2" office:value-type="string" calcext:value-type="string">
            <text:p>Manufactur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27000" calcext:value-type="currency">
            <text:p>$27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Linda</text:p>
          </table:table-cell>
          <table:table-cell table:style-name="ce6" office:value-type="date" office:date-value="1959-10-07" calcext:value-type="date">
            <text:p>10/07/1959</text:p>
          </table:table-cell>
          <table:table-cell table:style-name="ce7" table:formula="of:=(TODAY()-[.D30])/365.25" office:value-type="float" office:value="61.5715263518138" calcext:value-type="float">
            <text:p>62</text:p>
          </table:table-cell>
          <table:table-cell table:style-name="ce4" office:value-type="float" office:value="6505552960" calcext:value-type="float">
            <text:p>(650) 555-2960</text:p>
          </table:table-cell>
          <table:table-cell table:style-name="ce2" office:value-type="string" calcext:value-type="string">
            <text:p>9283 Cedar</text:p>
          </table:table-cell>
          <table:table-cell table:style-name="ce2" office:value-type="string" calcext:value-type="string">
            <text:p>Burlington</text:p>
          </table:table-cell>
          <table:table-cell table:style-name="ce1" office:value-type="string" calcext:value-type="string">
            <text:p>NY</text:p>
          </table:table-cell>
          <table:table-cell table:style-name="ce9" office:value-type="float" office:value="12345" calcext:value-type="float">
            <text:p>12345</text:p>
          </table:table-cell>
          <table:table-cell table:style-name="ce2" office:value-type="string" calcext:value-type="string">
            <text:p>Marketing</text:p>
          </table:table-cell>
          <table:table-cell office:value-type="string" calcext:value-type="string">
            <text:p>New York</text:p>
          </table:table-cell>
          <table:table-cell table:style-name="ce12" office:value-type="currency" office:currency="USD" office:value="35000" calcext:value-type="currency">
            <text:p>$35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Barbara</text:p>
          </table:table-cell>
          <table:table-cell table:style-name="ce6" office:value-type="date" office:date-value="1949-05-15" calcext:value-type="date">
            <text:p>05/15/1949</text:p>
          </table:table-cell>
          <table:table-cell table:style-name="ce7" table:formula="of:=(TODAY()-[.D31])/365.25" office:value-type="float" office:value="71.9671457905544" calcext:value-type="float">
            <text:p>72</text:p>
          </table:table-cell>
          <table:table-cell table:style-name="ce4" office:value-type="float" office:value="7875555411" calcext:value-type="float">
            <text:p>(787) 555-5411</text:p>
          </table:table-cell>
          <table:table-cell table:style-name="ce2" office:value-type="string" calcext:value-type="string">
            <text:p>4848 Ivy</text:p>
          </table:table-cell>
          <table:table-cell table:style-name="ce2" office:value-type="string" calcext:value-type="string">
            <text:p>Manchester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36216" calcext:value-type="float">
            <text:p>36216</text:p>
          </table:table-cell>
          <table:table-cell table:style-name="ce2" office:value-type="string" calcext:value-type="string">
            <text:p>Marketing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68000" calcext:value-type="currency">
            <text:p>$68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hnson</text:p>
          </table:table-cell>
          <table:table-cell office:value-type="string" calcext:value-type="string">
            <text:p>Robert</text:p>
          </table:table-cell>
          <table:table-cell table:style-name="ce6" office:value-type="date" office:date-value="1955-11-19" calcext:value-type="date">
            <text:p>11/19/1955</text:p>
          </table:table-cell>
          <table:table-cell table:style-name="ce7" table:formula="of:=(TODAY()-[.D32])/365.25" office:value-type="float" office:value="65.4537987679671" calcext:value-type="float">
            <text:p>65</text:p>
          </table:table-cell>
          <table:table-cell table:style-name="ce4" office:value-type="float" office:value="3135551987" calcext:value-type="float">
            <text:p>(313) 555-1987</text:p>
          </table:table-cell>
          <table:table-cell table:style-name="ce2" office:value-type="string" calcext:value-type="string">
            <text:p>7886 Oak</text:p>
          </table:table-cell>
          <table:table-cell table:style-name="ce2" office:value-type="string" calcext:value-type="string">
            <text:p>Clint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68499" calcext:value-type="float">
            <text:p>68499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37000" calcext:value-type="currency">
            <text:p>$37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rcia</text:p>
          </table:table-cell>
          <table:table-cell office:value-type="string" calcext:value-type="string">
            <text:p>Betty</text:p>
          </table:table-cell>
          <table:table-cell table:style-name="ce6" office:value-type="date" office:date-value="1984-01-27" calcext:value-type="date">
            <text:p>01/27/1984</text:p>
          </table:table-cell>
          <table:table-cell table:style-name="ce7" table:formula="of:=(TODAY()-[.D33])/365.25" office:value-type="float" office:value="37.264887063655" calcext:value-type="float">
            <text:p>37</text:p>
          </table:table-cell>
          <table:table-cell table:style-name="ce4" office:value-type="float" office:value="8705552064" calcext:value-type="float">
            <text:p>(870) 555-2064</text:p>
          </table:table-cell>
          <table:table-cell table:style-name="ce2" office:value-type="string" calcext:value-type="string">
            <text:p>2345 Crabapple</text:p>
          </table:table-cell>
          <table:table-cell table:style-name="ce2" office:value-type="string" calcext:value-type="string">
            <text:p>Auburn</text:p>
          </table:table-cell>
          <table:table-cell table:style-name="ce1" office:value-type="string" calcext:value-type="string">
            <text:p>IL</text:p>
          </table:table-cell>
          <table:table-cell table:style-name="ce9" office:value-type="float" office:value="4233" calcext:value-type="float">
            <text:p>04233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Chicago</text:p>
          </table:table-cell>
          <table:table-cell table:style-name="ce12" office:value-type="currency" office:currency="USD" office:value="34000" calcext:value-type="currency">
            <text:p>$34,00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Charles</text:p>
          </table:table-cell>
          <table:table-cell table:style-name="ce6" office:value-type="date" office:date-value="1990-05-20" calcext:value-type="date">
            <text:p>05/20/1990</text:p>
          </table:table-cell>
          <table:table-cell table:style-name="ce7" table:formula="of:=(TODAY()-[.D34])/365.25" office:value-type="float" office:value="30.9541409993155" calcext:value-type="float">
            <text:p>31</text:p>
          </table:table-cell>
          <table:table-cell table:style-name="ce4" office:value-type="float" office:value="8585552853" calcext:value-type="float">
            <text:p>(858) 555-2853</text:p>
          </table:table-cell>
          <table:table-cell table:style-name="ce2" office:value-type="string" calcext:value-type="string">
            <text:p>3579 Birch</text:p>
          </table:table-cell>
          <table:table-cell table:style-name="ce2" office:value-type="string" calcext:value-type="string">
            <text:p>Madison</text:p>
          </table:table-cell>
          <table:table-cell table:style-name="ce1" office:value-type="string" calcext:value-type="string">
            <text:p>GA</text:p>
          </table:table-cell>
          <table:table-cell table:style-name="ce9" office:value-type="float" office:value="38596" calcext:value-type="float">
            <text:p>38596</text:p>
          </table:table-cell>
          <table:table-cell table:style-name="ce2" office:value-type="string" calcext:value-type="string">
            <text:p>Security</text:p>
          </table:table-cell>
          <table:table-cell office:value-type="string" calcext:value-type="string">
            <text:p>Atlanta</text:p>
          </table:table-cell>
          <table:table-cell table:style-name="ce12" office:value-type="currency" office:currency="USD" office:value="45000" calcext:value-type="currency">
            <text:p>$45,000.00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Pilot_Data Sheet_1" table:style-name="ta2" table:print="false">
        <table:table-column table:style-name="co15" table:number-columns-repeated="5" table:default-cell-style-name="Default"/>
        <table:table-column table:style-name="co16" table:default-cell-style-name="Default"/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Filt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Sum - Salary</text:p>
          </table:table-cell>
          <table:table-cell table:style-name="ce30" office:value-type="string" calcext:value-type="string">
            <text:p>Location</text:p>
          </table:table-cell>
          <table:table-cell table:style-name="ce37" table:number-columns-repeated="3"/>
          <table:table-cell table:style-name="ce48"/>
        </table:table-row>
        <table:table-row table:style-name="ro2">
          <table:table-cell table:style-name="ce26" office:value-type="string" calcext:value-type="string">
            <text:p>Department</text:p>
          </table:table-cell>
          <table:table-cell table:style-name="ce31" office:value-type="string" calcext:value-type="string">
            <text:p>Atlanta</text:p>
          </table:table-cell>
          <table:table-cell table:style-name="ce38" office:value-type="string" calcext:value-type="string">
            <text:p>Chicago</text:p>
          </table:table-cell>
          <table:table-cell table:style-name="ce38" office:value-type="string" calcext:value-type="string">
            <text:p>Detroit</text:p>
          </table:table-cell>
          <table:table-cell table:style-name="ce38" office:value-type="string" calcext:value-type="string">
            <text:p>New York</text:p>
          </table:table-cell>
          <table:table-cell table:style-name="ce49" office:value-type="string" calcext:value-type="string">
            <text:p>Total Result</text:p>
          </table:table-cell>
        </table:table-row>
        <table:table-row table:style-name="ro2">
          <table:table-cell table:style-name="ce27" office:value-type="string" calcext:value-type="string">
            <text:p>Accounting</text:p>
          </table:table-cell>
          <table:table-cell table:style-name="ce32" office:value-type="currency" office:currency="USD" office:value="88000" calcext:value-type="currency">
            <text:p>$88,000.00</text:p>
          </table:table-cell>
          <table:table-cell table:style-name="ce39" office:value-type="currency" office:currency="USD" office:value="126000" calcext:value-type="currency">
            <text:p>$126,000.00</text:p>
          </table:table-cell>
          <table:table-cell table:style-name="ce39" office:value-type="currency" office:currency="USD" office:value="187000" calcext:value-type="currency">
            <text:p>$187,000.00</text:p>
          </table:table-cell>
          <table:table-cell table:style-name="ce44" office:value-type="currency" office:currency="USD" office:value="216000" calcext:value-type="currency">
            <text:p>$216,000.00</text:p>
          </table:table-cell>
          <table:table-cell table:style-name="ce50" office:value-type="currency" office:currency="USD" office:value="617000" calcext:value-type="currency">
            <text:p>$617,000.00</text:p>
          </table:table-cell>
        </table:table-row>
        <table:table-row table:style-name="ro2">
          <table:table-cell table:style-name="ce28" office:value-type="string" calcext:value-type="string">
            <text:p>IT</text:p>
          </table:table-cell>
          <table:table-cell table:style-name="ce33" office:value-type="currency" office:currency="USD" office:value="126000" calcext:value-type="currency">
            <text:p>$126,000.00</text:p>
          </table:table-cell>
          <table:table-cell table:style-name="ce40" office:value-type="currency" office:currency="USD" office:value="146000" calcext:value-type="currency">
            <text:p>$146,000.00</text:p>
          </table:table-cell>
          <table:table-cell table:style-name="Pivot_20_Table_20_Value"/>
          <table:table-cell table:style-name="ce45" office:value-type="currency" office:currency="USD" office:value="89000" calcext:value-type="currency">
            <text:p>$89,000.00</text:p>
          </table:table-cell>
          <table:table-cell table:style-name="ce77" office:value-type="currency" office:currency="USD" office:value="361000" calcext:value-type="currency">
            <text:p>$361,000.00</text:p>
          </table:table-cell>
        </table:table-row>
        <table:table-row table:style-name="ro2">
          <table:table-cell table:style-name="ce28" office:value-type="string" calcext:value-type="string">
            <text:p>Management</text:p>
          </table:table-cell>
          <table:table-cell table:style-name="ce34"/>
          <table:table-cell table:style-name="ce40" office:value-type="currency" office:currency="USD" office:value="91000" calcext:value-type="currency">
            <text:p>$91,000.00</text:p>
          </table:table-cell>
          <table:table-cell table:style-name="Pivot_20_Table_20_Value"/>
          <table:table-cell table:style-name="ce45" office:value-type="currency" office:currency="USD" office:value="53000" calcext:value-type="currency">
            <text:p>$53,000.00</text:p>
          </table:table-cell>
          <table:table-cell table:style-name="ce77" office:value-type="currency" office:currency="USD" office:value="144000" calcext:value-type="currency">
            <text:p>$144,000.00</text:p>
          </table:table-cell>
        </table:table-row>
        <table:table-row table:style-name="ro2">
          <table:table-cell table:style-name="ce28" office:value-type="string" calcext:value-type="string">
            <text:p>Manufacturing</text:p>
          </table:table-cell>
          <table:table-cell table:style-name="ce33" office:value-type="currency" office:currency="USD" office:value="40000" calcext:value-type="currency">
            <text:p>$40,000.00</text:p>
          </table:table-cell>
          <table:table-cell table:style-name="ce40" office:value-type="currency" office:currency="USD" office:value="61000" calcext:value-type="currency">
            <text:p>$61,000.00</text:p>
          </table:table-cell>
          <table:table-cell table:style-name="Pivot_20_Table_20_Value"/>
          <table:table-cell table:style-name="ce45" office:value-type="currency" office:currency="USD" office:value="27000" calcext:value-type="currency">
            <text:p>$27,000.00</text:p>
          </table:table-cell>
          <table:table-cell table:style-name="ce77" office:value-type="currency" office:currency="USD" office:value="128000" calcext:value-type="currency">
            <text:p>$128,000.00</text:p>
          </table:table-cell>
        </table:table-row>
        <table:table-row table:style-name="ro2">
          <table:table-cell table:style-name="ce28" office:value-type="string" calcext:value-type="string">
            <text:p>Marketing</text:p>
          </table:table-cell>
          <table:table-cell table:style-name="ce33" office:value-type="currency" office:currency="USD" office:value="68000" calcext:value-type="currency">
            <text:p>$68,000.00</text:p>
          </table:table-cell>
          <table:table-cell table:style-name="Pivot_20_Table_20_Value" table:number-columns-repeated="2"/>
          <table:table-cell table:style-name="ce45" office:value-type="currency" office:currency="USD" office:value="35000" calcext:value-type="currency">
            <text:p>$35,000.00</text:p>
          </table:table-cell>
          <table:table-cell table:style-name="ce77" office:value-type="currency" office:currency="USD" office:value="103000" calcext:value-type="currency">
            <text:p>$103,000.00</text:p>
          </table:table-cell>
        </table:table-row>
        <table:table-row table:style-name="ro2">
          <table:table-cell table:style-name="ce28" office:value-type="string" calcext:value-type="string">
            <text:p>Security</text:p>
          </table:table-cell>
          <table:table-cell table:style-name="ce35" office:value-type="currency" office:currency="USD" office:value="82000" calcext:value-type="currency">
            <text:p>$82,000.00</text:p>
          </table:table-cell>
          <table:table-cell table:style-name="ce41" office:value-type="currency" office:currency="USD" office:value="34000" calcext:value-type="currency">
            <text:p>$34,000.00</text:p>
          </table:table-cell>
          <table:table-cell table:style-name="ce43"/>
          <table:table-cell table:style-name="ce46"/>
          <table:table-cell table:style-name="ce78" office:value-type="currency" office:currency="USD" office:value="116000" calcext:value-type="currency">
            <text:p>$116,000.00</text:p>
          </table:table-cell>
        </table:table-row>
        <table:table-row table:style-name="ro2">
          <table:table-cell table:style-name="ce29" office:value-type="string" calcext:value-type="string">
            <text:p>Total Result</text:p>
          </table:table-cell>
          <table:table-cell table:style-name="ce36" office:value-type="currency" office:currency="USD" office:value="404000" calcext:value-type="currency">
            <text:p>$404,000.00</text:p>
          </table:table-cell>
          <table:table-cell table:style-name="ce42" office:value-type="currency" office:currency="USD" office:value="458000" calcext:value-type="currency">
            <text:p>$458,000.00</text:p>
          </table:table-cell>
          <table:table-cell table:style-name="ce42" office:value-type="currency" office:currency="USD" office:value="187000" calcext:value-type="currency">
            <text:p>$187,000.00</text:p>
          </table:table-cell>
          <table:table-cell table:style-name="ce47" office:value-type="currency" office:currency="USD" office:value="420000" calcext:value-type="currency">
            <text:p>$420,000.00</text:p>
          </table:table-cell>
          <table:table-cell table:style-name="ce79" office:value-type="currency" office:currency="USD" office:value="1469000" calcext:value-type="currency">
            <text:p>$1,469,000.00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2">
        <table:shapes>
          <draw:frame draw:z-index="0" draw:style-name="gr1" draw:text-style-name="P1" svg:width="6.2988in" svg:height="3.5429in" svg:x="0.8894in" svg:y="1.2449in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Data Sheet'.O12:'Data Sheet'.O12" table:contains-header="false" table:orientation="column"/>
      </table:database-ranges>
      <table:data-pilot-tables>
        <table:data-pilot-table table:name="DataPilot1" table:application-data="" table:target-range-address="'DataPilot_Data Sheet_1'.A2:'DataPilot_Data Sheet_1'.F12" table:buttons="'DataPilot_Data Sheet_1'.A2 'DataPilot_Data Sheet_1'.A5 'DataPilot_Data Sheet_1'.B4">
          <table:source-cell-range table:cell-range-address="'Data Sheet'.B4:'Data Sheet'.M34"/>
          <table:data-pilot-field table:source-field-name="Department" table:orientation="row" table:used-hierarchy="0" table:function="auto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IT" table:display="true" table:show-details="true"/>
                <table:data-pilot-member table:name="Management" table:display="true" table:show-details="true"/>
                <table:data-pilot-member table:name="Manufacturing" table:display="true" table:show-details="true"/>
                <table:data-pilot-member table:name="Marketing" table:display="true" table:show-details="true"/>
                <table:data-pilot-member table:name="Securi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tion" table:orientation="column" table:used-hierarchy="0" table:function="auto">
            <table:data-pilot-level table:show-empty="false" calcext:repeat-item-labels="false">
              <table:data-pilot-members>
                <table:data-pilot-member table:name="Atlanta" table:display="true" table:show-details="true"/>
                <table:data-pilot-member table:name="Chicago" table:display="true" table:show-details="true"/>
                <table:data-pilot-member table:name="Detroit" table:display="true" table:show-details="true"/>
                <table:data-pilot-member table:name="New Yor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Salary" table:orientation="data" table:used-hierarchy="0" table:function="sum">
            <table:data-pilot-level table:show-empty="false" calcext:repeat-item-labels="false">
              <table:data-pilot-members>
                <table:data-pilot-member table:name="$26,000.00" table:display="true" table:show-details="true"/>
                <table:data-pilot-member table:name="$27,000.00" table:display="true" table:show-details="true"/>
                <table:data-pilot-member table:name="$28,000.00" table:display="true" table:show-details="true"/>
                <table:data-pilot-member table:name="$33,000.00" table:display="true" table:show-details="true"/>
                <table:data-pilot-member table:name="$34,000.00" table:display="true" table:show-details="true"/>
                <table:data-pilot-member table:name="$35,000.00" table:display="true" table:show-details="true"/>
                <table:data-pilot-member table:name="$36,000.00" table:display="true" table:show-details="true"/>
                <table:data-pilot-member table:name="$37,000.00" table:display="true" table:show-details="true"/>
                <table:data-pilot-member table:name="$39,000.00" table:display="true" table:show-details="true"/>
                <table:data-pilot-member table:name="$40,000.00" table:display="true" table:show-details="true"/>
                <table:data-pilot-member table:name="$43,000.00" table:display="true" table:show-details="true"/>
                <table:data-pilot-member table:name="$45,000.00" table:display="true" table:show-details="true"/>
                <table:data-pilot-member table:name="$53,000.00" table:display="true" table:show-details="true"/>
                <table:data-pilot-member table:name="$54,000.00" table:display="true" table:show-details="true"/>
                <table:data-pilot-member table:name="$55,000.00" table:display="true" table:show-details="true"/>
                <table:data-pilot-member table:name="$60,000.00" table:display="true" table:show-details="true"/>
                <table:data-pilot-member table:name="$61,000.00" table:display="true" table:show-details="true"/>
                <table:data-pilot-member table:name="$64,000.00" table:display="true" table:show-details="true"/>
                <table:data-pilot-member table:name="$68,000.00" table:display="true" table:show-details="true"/>
                <table:data-pilot-member table:name="$71,000.00" table:display="true" table:show-details="true"/>
                <table:data-pilot-member table:name="$72,000.00" table:display="true" table:show-details="true"/>
                <table:data-pilot-member table:name="$73,0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2" number:language="en" number:country="US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2P0"/>
    </number:currency-style>
    <number:number-style style:name="N121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2">
      <number:number number:decimal-places="0" number:min-decimal-places="0" number:min-integer-digits="5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5:36:12.483766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  <meta:initial-creator>TheFrugalComputerGuy</meta:initial-creator>
    <meta:creation-date>2011-08-03T20:10:23Z</meta:creation-date>
    <dc:date>2021-05-03T15:42:38.891422770</dc:date>
    <meta:editing-cycles>13</meta:editing-cycles>
    <meta:editing-duration>PT49M38S</meta:editing-duration>
    <dc:creator>David Snow</dc:creator>
    <meta:document-statistic meta:table-count="3" meta:cell-count="4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48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771cm" svg:y="0.18cm" svg:width="11.099cm" svg:height="5.3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series chart:style-name="ch8" chart:values-cell-range-address="PT@data 1" chart:label-cell-address="PT@label 1" chart:class="chart:bar">
            <chart:data-point chart:repeated="6"/>
          </chart:series>
          <chart:series chart:style-name="ch9" chart:values-cell-range-address="PT@data 2" chart:label-cell-address="PT@label 2" chart:class="chart:bar">
            <chart:data-point chart:repeated="6"/>
          </chart:series>
          <chart:series chart:style-name="ch10" chart:values-cell-range-address="PT@data 3" chart:label-cell-address="PT@label 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lanta</text:p>
                <draw:g>
                  <svg:desc>PT@label 0</svg:desc>
                </draw:g>
              </table:table-cell>
              <table:table-cell office:value-type="string">
                <text:p>Chicago</text:p>
                <draw:g>
                  <svg:desc>PT@label 1</svg:desc>
                </draw:g>
              </table:table-cell>
              <table:table-cell office:value-type="string">
                <text:p>Detroit</text:p>
                <draw:g>
                  <svg:desc>PT@label 2</svg:desc>
                </draw:g>
              </table:table-cell>
              <table:table-cell office:value-type="string">
                <text:p>New York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ounting</text:p>
                <draw:g>
                  <svg:desc>PT@categories</svg:desc>
                </draw:g>
              </table:table-cell>
              <table:table-cell office:value-type="float" office:value="88000">
                <text:p>88000</text:p>
                <draw:g>
                  <svg:desc>PT@data 0</svg:desc>
                </draw:g>
              </table:table-cell>
              <table:table-cell office:value-type="float" office:value="126000">
                <text:p>126000</text:p>
                <draw:g>
                  <svg:desc>PT@data 1</svg:desc>
                </draw:g>
              </table:table-cell>
              <table:table-cell office:value-type="float" office:value="187000">
                <text:p>187000</text:p>
                <draw:g>
                  <svg:desc>PT@data 2</svg:desc>
                </draw:g>
              </table:table-cell>
              <table:table-cell office:value-type="float" office:value="216000">
                <text:p>216000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126000">
                <text:p>126000</text:p>
              </table:table-cell>
              <table:table-cell office:value-type="float" office:value="146000">
                <text:p>146000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Manufacturing</text:p>
              </table:table-cell>
              <table:table-cell office:value-type="float" office:value="40000">
                <text:p>40000</text:p>
              </table:table-cell>
              <table:table-cell office:value-type="float" office:value="61000">
                <text:p>61000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82000">
                <text:p>82000</text:p>
              </table:table-cell>
              <table:table-cell office:value-type="float" office:value="34000">
                <text:p>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